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ot" svg:font-family="Lo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ot" fo:font-size="44pt" officeooo:rsid="001159d2" officeooo:paragraph-rsid="001159d2" style:font-size-asian="44pt" style:font-size-complex="4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</text:p>
      <text:p text:style-name="P1"/>
      <text:p text:style-name="P1">He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ot" svg:font-family="Lo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Deswaef</meta:initial-creator>
    <meta:creation-date>2015-08-06T16:22:48.238623037</meta:creation-date>
    <meta:generator>LibreOffice/4.4.5.2$Linux_X86_64 LibreOffice_project/40m0$Build-2</meta:generator>
    <dc:date>2015-08-06T16:23:23.421598280</dc:date>
    <dc:creator>Julien Deswaef</dc:creator>
    <meta:editing-duration>PT35S</meta:editing-duration>
    <meta:editing-cycles>2</meta:editing-cycles>
    <meta:document-statistic meta:table-count="0" meta:image-count="0" meta:object-count="0" meta:page-count="1" meta:paragraph-count="2" meta:word-count="2" meta:character-count="10" meta:non-whitespace-character-count="10"/>
  </office:meta>
</office:document-meta>
</file>